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88c" officeooo:paragraph-rsid="001b9689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d88c" officeooo:paragraph-rsid="0014d88c"/>
    </style:style>
    <style:style style:name="P4" style:family="paragraph" style:parent-style-name="Standard">
      <style:text-properties fo:language="en" fo:country="US" officeooo:rsid="0014d88c" officeooo:paragraph-rsid="001b9689"/>
    </style:style>
    <style:style style:name="P5" style:family="paragraph" style:parent-style-name="Standard">
      <style:text-properties fo:language="en" fo:country="US" officeooo:rsid="0016126f" officeooo:paragraph-rsid="0016126f"/>
    </style:style>
    <style:style style:name="P6" style:family="paragraph" style:parent-style-name="Standard">
      <style:text-properties fo:language="en" fo:country="US" fo:font-weight="bold" officeooo:rsid="0016126f" officeooo:paragraph-rsid="0016126f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6c4ce" officeooo:paragraph-rsid="0016c4ce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8afb1" officeooo:paragraph-rsid="0018afb1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a6477" officeooo:paragraph-rsid="001a6477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20b87f" officeooo:paragraph-rsid="0020b87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21a07d" officeooo:paragraph-rsid="0021a07d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36ab8" officeooo:paragraph-rsid="00236ab8" style:font-weight-asian="bold" style:font-weight-complex="bold"/>
    </style:style>
    <style:style style:name="P13" style:family="paragraph" style:parent-style-name="Standard">
      <style:text-properties fo:language="en" fo:country="US" officeooo:rsid="0016c4ce" officeooo:paragraph-rsid="0016c4ce"/>
    </style:style>
    <style:style style:name="P14" style:family="paragraph" style:parent-style-name="Standard">
      <style:text-properties fo:language="en" fo:country="US" officeooo:rsid="0018afb1" officeooo:paragraph-rsid="0018afb1"/>
    </style:style>
    <style:style style:name="P15" style:family="paragraph" style:parent-style-name="Standard">
      <style:text-properties fo:language="en" fo:country="US" officeooo:rsid="001a6477" officeooo:paragraph-rsid="001a6477"/>
    </style:style>
    <style:style style:name="P16" style:family="paragraph" style:parent-style-name="Standard">
      <style:text-properties fo:language="en" fo:country="US" fo:font-weight="normal" officeooo:rsid="0020b87f" officeooo:paragraph-rsid="0020b87f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236ab8" officeooo:paragraph-rsid="00236ab8" style:font-weight-asian="normal" style:font-weight-complex="normal"/>
    </style:style>
    <style:style style:name="P18" style:family="paragraph" style:parent-style-name="Standard">
      <style:text-properties fo:language="en" fo:country="US" officeooo:rsid="0021a07d" officeooo:paragraph-rsid="0021a07d"/>
    </style:style>
    <style:style style:name="P19" style:family="paragraph" style:parent-style-name="Standard">
      <style:text-properties fo:language="en" fo:country="US" officeooo:rsid="00131c7c"/>
    </style:style>
    <style:style style:name="P20" style:family="paragraph" style:parent-style-name="Standard">
      <style:text-properties fo:language="en" fo:country="US" officeooo:rsid="00131c7c" officeooo:paragraph-rsid="0025de55"/>
    </style:style>
    <style:style style:name="P21" style:family="paragraph" style:parent-style-name="Standard">
      <style:text-properties fo:language="en" fo:country="US" officeooo:rsid="0025de55" officeooo:paragraph-rsid="0025de55"/>
    </style:style>
    <style:style style:name="P22" style:family="paragraph" style:parent-style-name="Standard">
      <style:text-properties officeooo:rsid="0025de55" officeooo:paragraph-rsid="0025de55"/>
    </style:style>
    <style:style style:name="P23" style:family="paragraph" style:parent-style-name="Standard">
      <style:text-properties officeooo:rsid="002dd774" officeooo:paragraph-rsid="002dd774"/>
    </style:style>
    <style:style style:name="P24" style:family="paragraph" style:parent-style-name="Standard">
      <style:text-properties officeooo:paragraph-rsid="002dd774"/>
    </style:style>
    <style:style style:name="P25" style:family="paragraph" style:parent-style-name="Standard">
      <style:text-properties officeooo:rsid="002ebcb7" officeooo:paragraph-rsid="002ebcb7"/>
    </style:style>
    <style:style style:name="P26" style:family="paragraph" style:parent-style-name="Standard">
      <style:text-properties fo:language="en" fo:country="US" officeooo:rsid="002dd774" officeooo:paragraph-rsid="002dd774"/>
    </style:style>
    <style:style style:name="P27" style:family="paragraph" style:parent-style-name="Standard">
      <style:text-properties fo:language="en" fo:country="US" officeooo:rsid="002ebcb7" officeooo:paragraph-rsid="002ebcb7"/>
    </style:style>
    <style:style style:name="P28" style:family="paragraph" style:parent-style-name="Standard">
      <style:text-properties fo:language="en" fo:country="US" officeooo:rsid="0026d703" officeooo:paragraph-rsid="002a68b9"/>
    </style:style>
    <style:style style:name="P29" style:family="paragraph" style:parent-style-name="Standard" style:list-style-name="L1">
      <style:text-properties fo:language="en" fo:country="US" officeooo:rsid="0025de55" officeooo:paragraph-rsid="0025de55"/>
    </style:style>
    <style:style style:name="P30" style:family="paragraph" style:parent-style-name="Standard" style:list-style-name="L2">
      <style:text-properties fo:language="en" fo:country="US" officeooo:rsid="0025de55" officeooo:paragraph-rsid="0025de55"/>
    </style:style>
    <style:style style:name="P31" style:family="paragraph" style:parent-style-name="Standard" style:list-style-name="L3">
      <style:text-properties fo:language="en" fo:country="US" officeooo:rsid="0025de55" officeooo:paragraph-rsid="0025de55"/>
    </style:style>
    <style:style style:name="P32" style:family="paragraph" style:parent-style-name="Standard" style:list-style-name="L4">
      <style:text-properties fo:language="en" fo:country="US" officeooo:rsid="0025de55" officeooo:paragraph-rsid="0025de55"/>
    </style:style>
    <style:style style:name="P33" style:family="paragraph" style:parent-style-name="Standard" style:list-style-name="L5">
      <style:text-properties fo:language="en" fo:country="US" officeooo:rsid="0025de55" officeooo:paragraph-rsid="0025de55"/>
    </style:style>
    <style:style style:name="P34" style:family="paragraph" style:parent-style-name="Standard" style:list-style-name="L2">
      <style:text-properties fo:language="en" fo:country="US" officeooo:rsid="0025df93" officeooo:paragraph-rsid="0025df93"/>
    </style:style>
    <style:style style:name="P35" style:family="paragraph" style:parent-style-name="Standard" style:list-style-name="L3">
      <style:text-properties fo:language="en" fo:country="US" fo:font-weight="bold" officeooo:rsid="0025de55" officeooo:paragraph-rsid="0025de55" style:font-weight-asian="bold" style:font-weight-complex="bold"/>
    </style:style>
    <style:style style:name="P36" style:family="paragraph" style:parent-style-name="Standard">
      <style:text-properties fo:language="en" fo:country="US" officeooo:rsid="00316e01" officeooo:paragraph-rsid="00316e01"/>
    </style:style>
    <style:style style:name="P37" style:family="paragraph" style:parent-style-name="Standard">
      <style:text-properties fo:language="en" fo:country="US" officeooo:rsid="0032c062" officeooo:paragraph-rsid="0032c062"/>
    </style:style>
    <style:style style:name="P38" style:family="paragraph" style:parent-style-name="Standard" style:list-style-name="L4">
      <style:text-properties officeooo:rsid="0025de55" officeooo:paragraph-rsid="0025de5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1c7c"/>
    </style:style>
    <style:style style:name="T3" style:family="text">
      <style:text-properties fo:language="en" fo:country="US" officeooo:rsid="002dd774"/>
    </style:style>
    <style:style style:name="T4" style:family="text">
      <style:text-properties fo:language="en" fo:country="US" officeooo:rsid="002ebcb7"/>
    </style:style>
    <style:style style:name="T5" style:family="text">
      <style:text-properties fo:language="en" fo:country="US" officeooo:rsid="00353da2"/>
    </style:style>
    <style:style style:name="T6" style:family="text">
      <style:text-properties style:text-position="super 58%" fo:language="en" fo:country="US"/>
    </style:style>
    <style:style style:name="T7" style:family="text">
      <style:text-properties officeooo:rsid="00353d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C</text:span><text:span text:style-name="T1">olor Scheme:</text:span></text:p>
      <text:p text:style-name="P24"><text:span text:style-name="T3"><text:tab/></text:span></text:p>
      <text:p text:style-name="P26"/>
      <text:p text:style-name="P25"><text:span text:style-name="T3">B</text:span><text:span text:style-name="T1">ackground and Foreground:</text:span></text:p>
      <text:p text:style-name="P27"><text:tab/></text:p>
      <text:p text:style-name="P27"/>
      <text:p text:style-name="P36">The movable property of the graph was removed since the mouse clicks interfere with the clickable links on the graph.</text:p>
      <text:p text:style-name="P36"/>
      <text:p text:style-name="P36"/>
      <text:p text:style-name="P36"/>
      <text:p text:style-name="P36"/>
      <text:p text:style-name="P36"/>
      <text:p text:style-name="P37">Set to static, since pop in is cool, but distracting</text:p>
      <text:p text:style-name="P28"/>
      <text:p text:style-name="P20"/>
      <text:p text:style-name="P20"/>
      <text:p text:style-name="P22"><text:span text:style-name="T2">G</text:span><text:span text:style-name="T1">roups:</text:span></text:p>
      <text:p text:style-name="P21"/>
      <text:p text:style-name="P21">Animated</text:p>
      <text:list xml:id="list2901138464" text:style-name="L1">
        <text:list-item>
          <text:p text:style-name="P29">Bless the Harts</text:p>
        </text:list-item>
        <text:list-item>
          <text:p text:style-name="P29">King of the Hill</text:p>
        </text:list-item>
        <text:list-item>
          <text:p text:style-name="P29">The Simpsons</text:p>
        </text:list-item>
        <text:list-item>
          <text:p text:style-name="P29">Futurama</text:p>
        </text:list-item>
        <text:list-item>
          <text:p text:style-name="P29">Adventure Time</text:p>
        </text:list-item>
        <text:list-item>
          <text:p text:style-name="P29">Family Guy</text:p>
        </text:list-item>
        <text:list-item>
          <text:p text:style-name="P29">American Dad</text:p>
        </text:list-item>
        <text:list-item>
          <text:p text:style-name="P29">South Park</text:p>
        </text:list-item>
        <text:list-item>
          <text:p text:style-name="P29">Scooby Doo</text:p>
        </text:list-item>
        <text:list-item>
          <text:p text:style-name="P29">Transformers</text:p>
        </text:list-item>
      </text:list>
      <text:p text:style-name="P21">Live Action Comedy</text:p>
      <text:list xml:id="list1961307066" text:style-name="L2">
        <text:list-item>
          <text:p text:style-name="P30">Arrested Development</text:p>
        </text:list-item>
        <text:list-item>
          <text:p text:style-name="P34">M*A*S*H</text:p>
        </text:list-item>
        <text:list-item>
          <text:p text:style-name="P30">The Office</text:p>
        </text:list-item>
        <text:list-item>
          <text:p text:style-name="P30">Parks and Rec</text:p>
        </text:list-item>
        <text:list-item>
          <text:p text:style-name="P30">30 Rock</text:p>
        </text:list-item>
        <text:list-item>
          <text:p text:style-name="P30">The Big Bang Theory</text:p>
        </text:list-item>
        <text:list-item>
          <text:p text:style-name="P30">Cheers</text:p>
        </text:list-item>
      </text:list>
      <text:p text:style-name="P21">Live Action Drama</text:p>
      <text:list xml:id="list3136981203" text:style-name="L3">
        <text:list-item>
          <text:p text:style-name="P35">St. Elsewhere</text:p>
        </text:list-item>
        <text:list-item>
          <text:p text:style-name="P31">Homicide</text:p>
        </text:list-item>
        <text:list-item>
          <text:p text:style-name="P31">The Wire</text:p>
        </text:list-item>
        <text:list-item>
          <text:p text:style-name="P31">X-Files</text:p>
        </text:list-item>
        <text:list-item>
          <text:p text:style-name="P31">Law and Orders</text:p>
        </text:list-item>
        <text:list-item>
          <text:p text:style-name="P31">Better Call Saul</text:p>
        </text:list-item>
        <text:list-item>
          <text:p text:style-name="P31">Breaking Bad</text:p>
        </text:list-item>
        <text:list-item>
          <text:p text:style-name="P31">Walking Deads</text:p>
        </text:list-item>
        <text:list-item>
          <text:p text:style-name="P31">Mad Men</text:p>
        </text:list-item>
        <text:list-item>
          <text:p text:style-name="P31">Castle</text:p>
        </text:list-item>
        <text:list-item>
          <text:p text:style-name="P31"><text:soft-page-break/>24</text:p>
        </text:list-item>
        <text:list-item>
          <text:p text:style-name="P31">Supernatural</text:p>
        </text:list-item>
        <text:list-item>
          <text:p text:style-name="P31">Doctor Who</text:p>
        </text:list-item>
        <text:list-item>
          <text:p text:style-name="P31">Star Trek</text:p>
        </text:list-item>
      </text:list>
      <text:p text:style-name="P21">Film Franchises</text:p>
      <text:list xml:id="list2707154864" text:style-name="L4">
        <text:list-item>
          <text:p text:style-name="P32">Alien</text:p>
        </text:list-item>
        <text:list-item>
          <text:p text:style-name="P32">Predator</text:p>
        </text:list-item>
        <text:list-item>
          <text:p text:style-name="P32">Evil Dead</text:p>
        </text:list-item>
        <text:list-item>
          <text:p text:style-name="P32">A Nightmare on Elm Street</text:p>
        </text:list-item>
        <text:list-item>
          <text:p text:style-name="P38"><text:span text:style-name="T1">Friday the 13</text:span><text:span text:style-name="T6">th</text:span></text:p>
        </text:list-item>
      </text:list>
      <text:p text:style-name="P21">Superhero</text:p>
      <text:list xml:id="list3308054382" text:style-name="L5">
        <text:list-item>
          <text:p text:style-name="P33">Batman</text:p>
        </text:list-item>
        <text:list-item>
          <text:p text:style-name="P33">Superman</text:p>
        </text:list-item>
        <text:list-item>
          <text:p text:style-name="P33">Spiderman</text:p>
        </text:list-item>
        <text:list-item>
          <text:p text:style-name="P33">Captain America</text:p>
        </text:list-item>
        <text:list-item>
          <text:p text:style-name="P33">Iron Man</text:p>
        </text:list-item>
        <text:list-item>
          <text:p text:style-name="P33">Hulk</text:p>
        </text:list-item>
        <text:list-item>
          <text:p text:style-name="P33">X-Men</text:p>
        </text:list-item>
        <text:list-item>
          <text:p text:style-name="P33">Deadpool</text:p>
        </text:list-item>
      </text:list>
      <text:p text:style-name="P19"/>
      <text:p text:style-name="P19"/>
      <text:p text:style-name="P19"/>
      <text:p text:style-name="P19"/>
      <text:p text:style-name="Standard"><text:span text:style-name="T2">Original blog post: </text:span><text:a xlink:type="simple" xlink:href="https://web.archive.org/web/20120625061214/http://www.slushfactory.com/content/EpupypyZAZTDOLwdfz.php" text:style-name="Internet_20_link" text:visited-style-name="Visited_20_Internet_20_Link"><text:span text:style-name="T1">https://web.archive.org/web/20120625061214/http://www.slushfactory.com/content/EpupypyZAZTDOLwdfz.php</text:span></text:a></text:p>
      <text:p text:style-name="P2"/>
      <text:p text:style-name="P4">Crossover: </text:p>
      <text:p text:style-name="P1"><text:a xlink:type="simple" xlink:href="http://poobala.com/crossoverlist.html" text:style-name="Internet_20_link" text:visited-style-name="Visited_20_Internet_20_Link"><text:span text:style-name="T1">http://poobala.com/crossoverlist.html</text:span></text:a></text:p>
      <text:p text:style-name="P1"><text:a xlink:type="simple" xlink:href="https://fictionalcrossover.fandom.com/" text:style-name="Internet_20_link" text:visited-style-name="Visited_20_Internet_20_Link"><text:span text:style-name="T1">https://fictionalcrossover.fandom.com/</text:span></text:a></text:p>
      <text:p text:style-name="P1"><text:a xlink:type="simple" xlink:href="https://www.youtube.com/watch?v=TDJpTSQc6wc" text:style-name="Internet_20_link" text:visited-style-name="Visited_20_Internet_20_Link"><text:span text:style-name="T1">https://www.youtube.com/watch?v=TDJpTSQc6wc</text:span></text:a></text:p>
      <text:p text:style-name="P3"/>
      <text:p text:style-name="P12">Evil Dead and Marvel</text:p>
      <text:p text:style-name="P17">Marvel Zombies (Marvel Zombies vs. The Army of Darkness)</text:p>
      <text:p text:style-name="P11"/>
      <text:p text:style-name="P11">Breaking Bad and Walking Dead</text:p>
      <text:p text:style-name="P18">Walking Dead Season 2 Episode 2</text:p>
      <text:p text:style-name="P3"/>
      <text:p text:style-name="P6">Family Guy and Scooby Doo</text:p>
      <text:p text:style-name="P5">Family Guy Season 4 Episode 23</text:p>
      <text:p text:style-name="P5"/>
      <text:p text:style-name="P7">American Dad and The Simpsons</text:p>
      <text:p text:style-name="P13">American Dad Season 9 Episode 7</text:p>
      <text:p text:style-name="P13"/>
      <text:p text:style-name="P10">Adventure Time and Futurama</text:p>
      <text:p text:style-name="P16">Futurama Season 7 Episode 22</text:p>
      <text:p text:style-name="P8"/>
      <text:p text:style-name="P8">The Simpsons and Futurama</text:p>
      <text:p text:style-name="P14">The Simpsons Season 16 Episode 6</text:p>
      <text:p text:style-name="P14"/>
      <text:p text:style-name="P8"><text:soft-page-break/>Family Guy and The Simpsons</text:p>
      <text:p text:style-name="P14">Family Guy Season 13 Episode 1</text:p>
      <text:p text:style-name="P14"/>
      <text:p text:style-name="P9">Southpark and The Simpsons</text:p>
      <text:p text:style-name="P15">Southpark Season 10 Episode 4</text:p>
      <text:p text:style-name="P14"/>
      <text:p text:style-name="P8">The Simpsons and X Files</text:p>
      <text:p text:style-name="P14">The Simpsons Season 8 Episode 10</text:p>
      <text:p text:style-name="P5"/>
      <text:p text:style-name="P6">Breaking Bad and The Office (U.S.)</text:p>
      <text:p text:style-name="P5">Emmy Ski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7:43:33.519751338</meta:creation-date>
    <dc:date>2021-11-13T13:31:30.308435780</dc:date>
    <meta:editing-duration>PT5H34M2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285" meta:character-count="1615" meta:non-whitespace-character-count="1450"/>
  </office:meta>
</office:document-meta>
</file>